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95" style:parent-style-name="Graphics">
      <style:graphic-properties fo:border="0.01042in none" fo:background-color="transparent" fo:clip="rect(0in 0.03444in 0in 0.06201in)"/>
    </style:style>
    <style:style style:family="graphic" style:name="a179" style:parent-style-name="Graphics">
      <style:graphic-properties fo:border="0.01042in none" fo:background-color="transparent" fo:clip="rect(0in 0.03444in 0in 0.06201in)"/>
    </style:style>
    <style:style style:family="graphic" style:name="a96" style:parent-style-name="Graphics">
      <style:graphic-properties fo:border="0.01042in none" fo:background-color="transparent" fo:clip="rect(0in 0.03444in 0in 0.06201in)"/>
    </style:style>
    <style:style style:family="graphic" style:name="a97" style:parent-style-name="Graphics">
      <style:graphic-properties fo:border="0.01042in none" fo:background-color="transparent" fo:clip="rect(0in 0.03444in 0in 0.06201in)"/>
    </style:style>
    <style:style style:family="graphic" style:name="a98" style:parent-style-name="Graphics">
      <style:graphic-properties fo:border="0.01042in none" fo:background-color="transparent" fo:clip="rect(0in 0.03444in 0in 0.06201in)"/>
    </style:style>
    <style:style style:family="graphic" style:name="a99" style:parent-style-name="Graphics">
      <style:graphic-properties fo:border="0.01042in none" fo:background-color="transparent" fo:clip="rect(0in 0.03444in 0in 0.06201in)"/>
    </style:style>
    <style:style style:family="graphic" style:name="a180" style:parent-style-name="Graphics">
      <style:graphic-properties fo:border="0.01042in none" fo:background-color="transparent" fo:clip="rect(0in 0.03444in 0in 0.06201in)"/>
    </style:style>
    <style:style style:family="graphic" style:name="a181" style:parent-style-name="Graphics">
      <style:graphic-properties fo:border="0.01042in none" fo:background-color="transparent" fo:clip="rect(0in 0.03444in 0in 0.06201in)"/>
    </style:style>
    <style:style style:family="graphic" style:name="a182" style:parent-style-name="Graphics">
      <style:graphic-properties fo:border="0.01042in none" fo:background-color="transparent" fo:clip="rect(0in 0.03444in 0in 0.06201in)"/>
    </style:style>
    <style:style style:family="graphic" style:name="a183" style:parent-style-name="Graphics">
      <style:graphic-properties fo:border="0.01042in none" fo:background-color="transparent" fo:clip="rect(0in 0.03444in 0in 0.06201in)"/>
    </style:style>
    <style:style style:family="graphic" style:name="a184" style:parent-style-name="Graphics">
      <style:graphic-properties fo:border="0.01042in none" fo:background-color="transparent" fo:clip="rect(0in 0.03444in 0in 0.06201in)"/>
    </style:style>
    <style:style style:family="graphic" style:name="a185" style:parent-style-name="Graphics">
      <style:graphic-properties fo:border="0.01042in none" fo:background-color="transparent" fo:clip="rect(0in 0.03444in 0in 0.06201in)"/>
    </style:style>
    <style:style style:family="graphic" style:name="a186" style:parent-style-name="Graphics">
      <style:graphic-properties fo:border="0.01042in none" fo:background-color="transparent" fo:clip="rect(0in 0.03444in 0in 0.06201in)"/>
    </style:style>
    <style:style style:family="graphic" style:name="a200" style:parent-style-name="Graphics">
      <style:graphic-properties fo:border="0.01042in none" fo:background-color="transparent" fo:clip="rect(0in 0.03444in 0in 0.06201in)"/>
    </style:style>
    <style:style style:family="graphic" style:name="a187" style:parent-style-name="Graphics">
      <style:graphic-properties fo:border="0.01042in none" fo:background-color="transparent" fo:clip="rect(0in 0.03444in 0in 0.06201in)"/>
    </style:style>
    <style:style style:family="graphic" style:name="a201" style:parent-style-name="Graphics">
      <style:graphic-properties fo:border="0.01042in none" fo:background-color="transparent" fo:clip="rect(0in 0.03444in 0in 0.06201in)"/>
    </style:style>
    <style:style style:family="graphic" style:name="a188" style:parent-style-name="Graphics">
      <style:graphic-properties fo:border="0.01042in none" fo:background-color="transparent" fo:clip="rect(0in 0.03444in 0in 0.06201in)"/>
    </style:style>
    <style:style style:family="graphic" style:name="a202" style:parent-style-name="Graphics">
      <style:graphic-properties fo:border="0.01042in none" fo:background-color="transparent" fo:clip="rect(0in 0.03444in 0in 0.06201in)"/>
    </style:style>
    <style:style style:family="graphic" style:name="a189" style:parent-style-name="Graphics">
      <style:graphic-properties fo:border="0.01042in none" fo:background-color="transparent" fo:clip="rect(0in 0.03444in 0in 0.06201in)"/>
    </style:style>
    <style:style style:family="graphic" style:name="a203" style:parent-style-name="Graphics">
      <style:graphic-properties fo:border="0.01042in none" fo:background-color="transparent" fo:clip="rect(0in 0.03444in 0in 0.06201in)"/>
    </style:style>
    <style:style style:family="graphic" style:name="a204" style:parent-style-name="Graphics">
      <style:graphic-properties fo:border="0.01042in none" fo:background-color="transparent" fo:clip="rect(0in 0.03444in 0in 0.06201in)"/>
    </style:style>
    <style:style style:family="graphic" style:name="a205" style:parent-style-name="Graphics">
      <style:graphic-properties fo:border="0.01042in none" fo:background-color="transparent" fo:clip="rect(0in 0.03444in 0in 0.06201in)"/>
    </style:style>
    <style:style style:family="graphic" style:name="a206" style:parent-style-name="Graphics">
      <style:graphic-properties fo:border="0.01042in none" fo:background-color="transparent" fo:clip="rect(0in 0.03444in 0in 0.06201in)"/>
    </style:style>
    <style:style style:family="graphic" style:name="a207" style:parent-style-name="Graphics">
      <style:graphic-properties fo:border="0.01042in none" fo:background-color="transparent" fo:clip="rect(0in 0.03444in 0in 0.06201in)"/>
    </style:style>
    <style:style style:family="graphic" style:name="a208" style:parent-style-name="Graphics">
      <style:graphic-properties fo:border="0.01042in none" fo:background-color="transparent" fo:clip="rect(0in 0.03444in 0in 0.06201in)"/>
    </style:style>
    <style:style style:family="graphic" style:name="a209" style:parent-style-name="Graphics">
      <style:graphic-properties fo:border="0.01042in none" fo:background-color="transparent" fo:clip="rect(0in 0.03444in 0in 0.06201in)"/>
    </style:style>
    <style:style style:family="graphic" style:name="a190" style:parent-style-name="Graphics">
      <style:graphic-properties fo:border="0.01042in none" fo:background-color="transparent" fo:clip="rect(0in 0.03444in 0in 0.06201in)"/>
    </style:style>
    <style:style style:family="graphic" style:name="a191" style:parent-style-name="Graphics">
      <style:graphic-properties fo:border="0.01042in none" fo:background-color="transparent" fo:clip="rect(0in 0.03444in 0in 0.06201in)"/>
    </style:style>
    <style:style style:family="graphic" style:name="a192" style:parent-style-name="Graphics">
      <style:graphic-properties fo:border="0.01042in none" fo:background-color="transparent" fo:clip="rect(0in 0.03444in 0in 0.06201in)"/>
    </style:style>
    <style:style style:family="graphic" style:name="a193" style:parent-style-name="Graphics">
      <style:graphic-properties fo:border="0.01042in none" fo:background-color="transparent" fo:clip="rect(0in 0.03444in 0in 0.06201in)"/>
    </style:style>
    <style:style style:family="graphic" style:name="a194" style:parent-style-name="Graphics">
      <style:graphic-properties fo:border="0.01042in none" fo:background-color="transparent" fo:clip="rect(0in 0.03444in 0in 0.06201in)"/>
    </style:style>
    <style:style style:family="graphic" style:name="a195" style:parent-style-name="Graphics">
      <style:graphic-properties fo:border="0.01042in none" fo:background-color="transparent" fo:clip="rect(0in 0.03444in 0in 0.06201in)"/>
    </style:style>
    <style:style style:family="graphic" style:name="a196" style:parent-style-name="Graphics">
      <style:graphic-properties fo:border="0.01042in none" fo:background-color="transparent" fo:clip="rect(0in 0.03444in 0in 0.06201in)"/>
    </style:style>
    <style:style style:family="graphic" style:name="a210" style:parent-style-name="Graphics">
      <style:graphic-properties fo:border="0.01042in none" fo:background-color="transparent" fo:clip="rect(0in 0.03444in 0in 0.06201in)"/>
    </style:style>
    <style:style style:family="graphic" style:name="a197" style:parent-style-name="Graphics">
      <style:graphic-properties fo:border="0.01042in none" fo:background-color="transparent" fo:clip="rect(0in 0.03444in 0in 0.06201in)"/>
    </style:style>
    <style:style style:family="graphic" style:name="a211" style:parent-style-name="Graphics">
      <style:graphic-properties fo:border="0.01042in none" fo:background-color="transparent" fo:clip="rect(0in 0.03444in 0in 0.06201in)"/>
    </style:style>
    <style:style style:family="graphic" style:name="a198" style:parent-style-name="Graphics">
      <style:graphic-properties fo:border="0.01042in none" fo:background-color="transparent" fo:clip="rect(0in 0.03444in 0in 0.06201in)"/>
    </style:style>
    <style:style style:family="graphic" style:name="a212" style:parent-style-name="Graphics">
      <style:graphic-properties fo:border="0.01042in none" fo:background-color="transparent" fo:clip="rect(0in 0.03444in 0in 0.06201in)"/>
    </style:style>
    <style:style style:family="graphic" style:name="a199" style:parent-style-name="Graphics">
      <style:graphic-properties fo:border="0.01042in none" fo:background-color="transparent" fo:clip="rect(0in 0.03444in 0in 0.06201in)"/>
    </style:style>
    <style:style style:family="graphic" style:name="a213" style:parent-style-name="Graphics">
      <style:graphic-properties fo:border="0.01042in none" fo:background-color="transparent" fo:clip="rect(0in 0.03444in 0in 0.06201in)"/>
    </style:style>
    <style:style style:family="graphic" style:name="a214" style:parent-style-name="Graphics">
      <style:graphic-properties fo:border="0.01042in none" fo:background-color="transparent" fo:clip="rect(0in 0.03444in 0in 0.06201in)"/>
    </style:style>
    <style:style style:family="graphic" style:name="a215" style:parent-style-name="Graphics">
      <style:graphic-properties fo:border="0.01042in none" fo:background-color="transparent" fo:clip="rect(0in 0.03444in 0in 0.06201in)"/>
    </style:style>
    <style:style style:family="graphic" style:name="a216" style:parent-style-name="Graphics">
      <style:graphic-properties fo:border="0.01042in none" fo:background-color="transparent" fo:clip="rect(0in 0.03444in 0in 0.06201in)"/>
    </style:style>
    <style:style style:family="graphic" style:name="a217" style:parent-style-name="Graphics">
      <style:graphic-properties fo:border="0.01042in none" fo:background-color="transparent" fo:clip="rect(0in 0.03444in 0in 0.06201in)"/>
    </style:style>
    <style:style style:family="graphic" style:name="a218" style:parent-style-name="Graphics">
      <style:graphic-properties fo:border="0.01042in none" fo:background-color="transparent" fo:clip="rect(0in 0.03444in 0in 0.06201in)"/>
    </style:style>
    <style:style style:family="graphic" style:name="a219" style:parent-style-name="Graphics">
      <style:graphic-properties fo:border="0.01042in none" fo:background-color="transparent" fo:clip="rect(0in 0.03444in 0in 0.06201in)"/>
    </style:style>
    <style:style style:family="graphic" style:name="a220" style:parent-style-name="Graphics">
      <style:graphic-properties fo:border="0.01042in none" fo:background-color="transparent" fo:clip="rect(0in 0.03444in 0in 0.06201in)"/>
    </style:style>
    <style:style style:family="graphic" style:name="a221" style:parent-style-name="Graphics">
      <style:graphic-properties fo:border="0.01042in none" fo:background-color="transparent" fo:clip="rect(0in 0.03444in 0in 0.06201in)"/>
    </style:style>
    <style:style style:family="graphic" style:name="a222" style:parent-style-name="Graphics">
      <style:graphic-properties fo:border="0.01042in none" fo:background-color="transparent" fo:clip="rect(0in 0.03444in 0in 0.06201in)"/>
    </style:style>
    <style:style style:family="graphic" style:name="a223" style:parent-style-name="Graphics">
      <style:graphic-properties fo:border="0.01042in none" fo:background-color="transparent" fo:clip="rect(0in 0.03444in 0in 0.06201in)"/>
    </style:style>
    <style:style style:family="graphic" style:name="a224" style:parent-style-name="Graphics">
      <style:graphic-properties fo:border="0.01042in none" fo:background-color="transparent" fo:clip="rect(0in 0.03444in 0in 0.06201in)"/>
    </style:style>
    <style:style style:family="graphic" style:name="a225" style:parent-style-name="Graphics">
      <style:graphic-properties fo:border="0.01042in none" fo:background-color="transparent" fo:clip="rect(0in 0.03444in 0in 0.06201in)"/>
    </style:style>
    <style:style style:family="graphic" style:name="a226" style:parent-style-name="Graphics">
      <style:graphic-properties fo:border="0.01042in none" fo:background-color="transparent" fo:clip="rect(0in 0.03444in 0in 0.06201in)"/>
    </style:style>
    <style:style style:family="graphic" style:name="a227" style:parent-style-name="Graphics">
      <style:graphic-properties fo:border="0.01042in none" fo:background-color="transparent" fo:clip="rect(0in 0.03444in 0in 0.06201in)"/>
    </style:style>
    <style:style style:family="graphic" style:name="a228" style:parent-style-name="Graphics">
      <style:graphic-properties fo:border="0.01042in none" fo:background-color="transparent" fo:clip="rect(0in 0.03444in 0in 0.06201in)"/>
    </style:style>
    <style:style style:family="graphic" style:name="a229" style:parent-style-name="Graphics">
      <style:graphic-properties fo:border="0.01042in none" fo:background-color="transparent" fo:clip="rect(0in 0.03444in 0in 0.06201in)"/>
    </style:style>
    <style:style style:family="graphic" style:name="a230" style:parent-style-name="Graphics">
      <style:graphic-properties fo:border="0.01042in none" fo:background-color="transparent" fo:clip="rect(0in 0.03444in 0in 0.06201in)"/>
    </style:style>
    <style:style style:family="graphic" style:name="a231" style:parent-style-name="Graphics">
      <style:graphic-properties fo:border="0.01042in none" fo:background-color="transparent" fo:clip="rect(0in 0.03444in 0in 0.06201in)"/>
    </style:style>
    <style:style style:family="graphic" style:name="a232" style:parent-style-name="Graphics">
      <style:graphic-properties fo:border="0.01042in none" fo:background-color="transparent" fo:clip="rect(0in 0.03444in 0in 0.06201in)"/>
    </style:style>
    <style:style style:family="graphic" style:name="a233" style:parent-style-name="Graphics">
      <style:graphic-properties fo:border="0.01042in none" fo:background-color="transparent" fo:clip="rect(0in 0.03444in 0in 0.06201in)"/>
    </style:style>
    <style:style style:family="graphic" style:name="a234" style:parent-style-name="Graphics">
      <style:graphic-properties fo:border="0.01042in none" fo:background-color="transparent" fo:clip="rect(0in 0.03444in 0in 0.06201in)"/>
    </style:style>
    <style:style style:family="graphic" style:name="a235" style:parent-style-name="Graphics">
      <style:graphic-properties fo:border="0.01042in none" fo:background-color="transparent" fo:clip="rect(0in 0.03444in 0in 0.06201in)"/>
    </style:style>
    <style:style style:family="graphic" style:name="a236" style:parent-style-name="Graphics">
      <style:graphic-properties fo:border="0.01042in none" fo:background-color="transparent" fo:clip="rect(0in 0.03444in 0in 0.06201in)"/>
    </style:style>
    <style:style style:family="graphic" style:name="a237" style:parent-style-name="Graphics">
      <style:graphic-properties fo:border="0.01042in none" fo:background-color="transparent" fo:clip="rect(0in 0.03444in 0in 0.06201in)"/>
    </style:style>
    <style:style style:family="graphic" style:name="a238" style:parent-style-name="Graphics">
      <style:graphic-properties fo:border="0.01042in none" fo:background-color="transparent" fo:clip="rect(0in 0.03444in 0in 0.06201in)"/>
    </style:style>
    <style:style style:family="graphic" style:name="a239" style:parent-style-name="Graphics">
      <style:graphic-properties fo:border="0.01042in none" fo:background-color="transparent" fo:clip="rect(0in 0.03444in 0in 0.06201in)"/>
    </style:style>
    <style:style style:family="graphic" style:name="a10" style:parent-style-name="Graphics">
      <style:graphic-properties fo:border="0.01042in none" fo:background-color="transparent" fo:clip="rect(0in 0.03444in 0in 0.06201in)"/>
    </style:style>
    <style:style style:family="graphic" style:name="a11" style:parent-style-name="Graphics">
      <style:graphic-properties fo:border="0.01042in none" fo:background-color="transparent" fo:clip="rect(0in 0.03444in 0in 0.06201in)"/>
    </style:style>
    <style:style style:family="graphic" style:name="a12" style:parent-style-name="Graphics">
      <style:graphic-properties fo:border="0.01042in none" fo:background-color="transparent" fo:clip="rect(0in 0.03444in 0in 0.06201in)"/>
    </style:style>
    <style:style style:family="graphic" style:name="a13" style:parent-style-name="Graphics">
      <style:graphic-properties fo:border="0.01042in none" fo:background-color="transparent" fo:clip="rect(0in 0.03444in 0in 0.06201in)"/>
    </style:style>
    <style:style style:family="graphic" style:name="a14" style:parent-style-name="Graphics">
      <style:graphic-properties fo:border="0.01042in none" fo:background-color="transparent" fo:clip="rect(0in 0.03444in 0in 0.06201in)"/>
    </style:style>
    <style:style style:family="graphic" style:name="a15" style:parent-style-name="Graphics">
      <style:graphic-properties fo:border="0.01042in none" fo:background-color="transparent" fo:clip="rect(0in 0.03444in 0in 0.06201in)"/>
    </style:style>
    <style:style style:family="graphic" style:name="a16" style:parent-style-name="Graphics">
      <style:graphic-properties fo:border="0.01042in none" fo:background-color="transparent" fo:clip="rect(0in 0.03444in 0in 0.06201in)"/>
    </style:style>
    <style:style style:family="graphic" style:name="a17" style:parent-style-name="Graphics">
      <style:graphic-properties fo:border="0.01042in none" fo:background-color="transparent" fo:clip="rect(0in 0.03444in 0in 0.06201in)"/>
    </style:style>
    <style:style style:family="graphic" style:name="a18" style:parent-style-name="Graphics">
      <style:graphic-properties fo:border="0.01042in none" fo:background-color="transparent" fo:clip="rect(0in 0.03444in 0in 0.06201in)"/>
    </style:style>
    <style:style style:family="graphic" style:name="a19" style:parent-style-name="Graphics">
      <style:graphic-properties fo:border="0.01042in none" fo:background-color="transparent" fo:clip="rect(0in 0.03444in 0in 0.06201in)"/>
    </style:style>
    <style:style style:family="graphic" style:name="a240" style:parent-style-name="Graphics">
      <style:graphic-properties fo:border="0.01042in none" fo:background-color="transparent" fo:clip="rect(0in 0.03444in 0in 0.06201in)"/>
    </style:style>
    <style:style style:family="graphic" style:name="a241" style:parent-style-name="Graphics">
      <style:graphic-properties fo:border="0.01042in none" fo:background-color="transparent" fo:clip="rect(0in 0.03444in 0in 0.06201in)"/>
    </style:style>
    <style:style style:family="graphic" style:name="a242" style:parent-style-name="Graphics">
      <style:graphic-properties fo:border="0.01042in none" fo:background-color="transparent" fo:clip="rect(0in 0.03444in 0in 0.06201in)"/>
    </style:style>
    <style:style style:family="graphic" style:name="a243" style:parent-style-name="Graphics">
      <style:graphic-properties fo:border="0.01042in none" fo:background-color="transparent" fo:clip="rect(0in 0.03444in 0in 0.06201in)"/>
    </style:style>
    <style:style style:family="graphic" style:name="a244" style:parent-style-name="Graphics">
      <style:graphic-properties fo:border="0.01042in none" fo:background-color="transparent" fo:clip="rect(0in 0.03444in 0in 0.06201in)"/>
    </style:style>
    <style:style style:family="graphic" style:name="a245" style:parent-style-name="Graphics">
      <style:graphic-properties fo:border="0.01042in none" fo:background-color="transparent" fo:clip="rect(0in 0.03444in 0in 0.06201in)"/>
    </style:style>
    <style:style style:family="graphic" style:name="a100" style:parent-style-name="Graphics">
      <style:graphic-properties fo:border="0.01042in none" fo:background-color="transparent" fo:clip="rect(0in 0.03444in 0in 0.06201in)"/>
    </style:style>
    <style:style style:family="graphic" style:name="a246" style:parent-style-name="Graphics">
      <style:graphic-properties fo:border="0.01042in none" fo:background-color="transparent" fo:clip="rect(0in 0.03444in 0in 0.06201in)"/>
    </style:style>
    <style:style style:family="graphic" style:name="a101" style:parent-style-name="Graphics">
      <style:graphic-properties fo:border="0.01042in none" fo:background-color="transparent" fo:clip="rect(0in 0.03444in 0in 0.06201in)"/>
    </style:style>
    <style:style style:family="graphic" style:name="a247" style:parent-style-name="Graphics">
      <style:graphic-properties fo:border="0.01042in none" fo:background-color="transparent" fo:clip="rect(0in 0.03444in 0in 0.06201in)"/>
    </style:style>
    <style:style style:family="graphic" style:name="a102" style:parent-style-name="Graphics">
      <style:graphic-properties fo:border="0.01042in none" fo:background-color="transparent" fo:clip="rect(0in 0.03444in 0in 0.06201in)"/>
    </style:style>
    <style:style style:family="graphic" style:name="a248" style:parent-style-name="Graphics">
      <style:graphic-properties fo:border="0.01042in none" fo:background-color="transparent" fo:clip="rect(0in 0.03444in 0in 0.06201in)"/>
    </style:style>
    <style:style style:family="graphic" style:name="a103" style:parent-style-name="Graphics">
      <style:graphic-properties fo:border="0.01042in none" fo:background-color="transparent" fo:clip="rect(0in 0.03444in 0in 0.06201in)"/>
    </style:style>
    <style:style style:family="graphic" style:name="a249" style:parent-style-name="Graphics">
      <style:graphic-properties fo:border="0.01042in none" fo:background-color="transparent" fo:clip="rect(0in 0.03444in 0in 0.06201in)"/>
    </style:style>
    <style:style style:family="graphic" style:name="a20" style:parent-style-name="Graphics">
      <style:graphic-properties fo:border="0.01042in none" fo:background-color="transparent" fo:clip="rect(0in 0.03444in 0in 0.06201in)"/>
    </style:style>
    <style:style style:family="graphic" style:name="a104" style:parent-style-name="Graphics">
      <style:graphic-properties fo:border="0.01042in none" fo:background-color="transparent" fo:clip="rect(0in 0.03444in 0in 0.06201in)"/>
    </style:style>
    <style:style style:family="graphic" style:name="a21" style:parent-style-name="Graphics">
      <style:graphic-properties fo:border="0.01042in none" fo:background-color="transparent" fo:clip="rect(0in 0.03444in 0in 0.06201in)"/>
    </style:style>
    <style:style style:family="graphic" style:name="a105" style:parent-style-name="Graphics">
      <style:graphic-properties fo:border="0.01042in none" fo:background-color="transparent" fo:clip="rect(0in 0.03444in 0in 0.06201in)"/>
    </style:style>
    <style:style style:family="graphic" style:name="a22" style:parent-style-name="Graphics">
      <style:graphic-properties fo:border="0.01042in none" fo:background-color="transparent" fo:clip="rect(0in 0.03444in 0in 0.06201in)"/>
    </style:style>
    <style:style style:family="graphic" style:name="a106" style:parent-style-name="Graphics">
      <style:graphic-properties fo:border="0.01042in none" fo:background-color="transparent" fo:clip="rect(0in 0.03444in 0in 0.06201in)"/>
    </style:style>
    <style:style style:family="graphic" style:name="a23" style:parent-style-name="Graphics">
      <style:graphic-properties fo:border="0.01042in none" fo:background-color="transparent" fo:clip="rect(0in 0.03444in 0in 0.06201in)"/>
    </style:style>
    <style:style style:family="graphic" style:name="a107" style:parent-style-name="Graphics">
      <style:graphic-properties fo:border="0.01042in none" fo:background-color="transparent" fo:clip="rect(0in 0.03444in 0in 0.06201in)"/>
    </style:style>
    <style:style style:family="graphic" style:name="a24" style:parent-style-name="Graphics">
      <style:graphic-properties fo:border="0.01042in none" fo:background-color="transparent" fo:clip="rect(0in 0.03444in 0in 0.06201in)"/>
    </style:style>
    <style:style style:family="graphic" style:name="a108" style:parent-style-name="Graphics">
      <style:graphic-properties fo:border="0.01042in none" fo:background-color="transparent" fo:clip="rect(0in 0.03444in 0in 0.06201in)"/>
    </style:style>
    <style:style style:family="graphic" style:name="a25" style:parent-style-name="Graphics">
      <style:graphic-properties fo:border="0.01042in none" fo:background-color="transparent" fo:clip="rect(0in 0.03444in 0in 0.06201in)"/>
    </style:style>
    <style:style style:family="graphic" style:name="a109" style:parent-style-name="Graphics">
      <style:graphic-properties fo:border="0.01042in none" fo:background-color="transparent" fo:clip="rect(0in 0.03444in 0in 0.06201in)"/>
    </style:style>
    <style:style style:family="graphic" style:name="a26" style:parent-style-name="Graphics">
      <style:graphic-properties fo:border="0.01042in none" fo:background-color="transparent" fo:clip="rect(0in 0.03444in 0in 0.06201in)"/>
    </style:style>
    <style:style style:family="graphic" style:name="a27" style:parent-style-name="Graphics">
      <style:graphic-properties fo:border="0.01042in none" fo:background-color="transparent" fo:clip="rect(0in 0.03444in 0in 0.06201in)"/>
    </style:style>
    <style:style style:family="graphic" style:name="a28" style:parent-style-name="Graphics">
      <style:graphic-properties fo:border="0.01042in none" fo:background-color="transparent" fo:clip="rect(0in 0.03444in 0in 0.06201in)"/>
    </style:style>
    <style:style style:family="graphic" style:name="a29" style:parent-style-name="Graphics">
      <style:graphic-properties fo:border="0.01042in none" fo:background-color="transparent" fo:clip="rect(0in 0.03444in 0in 0.06201in)"/>
    </style:style>
    <style:style style:family="graphic" style:name="a250" style:parent-style-name="Graphics">
      <style:graphic-properties fo:border="0.01042in none" fo:background-color="transparent" fo:clip="rect(0in 0.03444in 0in 0.06201in)"/>
    </style:style>
    <style:style style:family="graphic" style:name="a251" style:parent-style-name="Graphics">
      <style:graphic-properties fo:border="0.01042in none" fo:background-color="transparent" fo:clip="rect(0in 0.03444in 0in 0.06201in)"/>
    </style:style>
    <style:style style:family="graphic" style:name="a252" style:parent-style-name="Graphics">
      <style:graphic-properties fo:border="0.01042in none" fo:background-color="transparent" fo:clip="rect(0in 0.03444in 0in 0.06201in)"/>
    </style:style>
    <style:style style:family="graphic" style:name="a253" style:parent-style-name="Graphics">
      <style:graphic-properties fo:border="0.01042in none" fo:background-color="transparent" fo:clip="rect(0in 0.03444in 0in 0.06201in)"/>
    </style:style>
    <style:style style:family="graphic" style:name="a254" style:parent-style-name="Graphics">
      <style:graphic-properties fo:border="0.01042in none" fo:background-color="transparent" fo:clip="rect(0in 0.03444in 0in 0.06201in)"/>
    </style:style>
    <style:style style:family="graphic" style:name="a255" style:parent-style-name="Graphics">
      <style:graphic-properties fo:border="0.01042in none" fo:background-color="transparent" fo:clip="rect(0in 0.03444in 0in 0.06201in)"/>
    </style:style>
    <style:style style:family="graphic" style:name="a110" style:parent-style-name="Graphics">
      <style:graphic-properties fo:border="0.01042in none" fo:background-color="transparent" fo:clip="rect(0in 0.03444in 0in 0.06201in)"/>
    </style:style>
    <style:style style:family="graphic" style:name="a256" style:parent-style-name="Graphics">
      <style:graphic-properties fo:border="0.01042in none" fo:background-color="transparent" fo:clip="rect(0in 0.03444in 0in 0.06201in)"/>
    </style:style>
    <style:style style:family="graphic" style:name="a111" style:parent-style-name="Graphics">
      <style:graphic-properties fo:border="0.01042in none" fo:background-color="transparent" fo:clip="rect(0in 0.03444in 0in 0.06201in)"/>
    </style:style>
    <style:style style:family="graphic" style:name="a257" style:parent-style-name="Graphics">
      <style:graphic-properties fo:border="0.01042in none" fo:background-color="transparent" fo:clip="rect(0in 0.03444in 0in 0.06201in)"/>
    </style:style>
    <style:style style:family="graphic" style:name="a112" style:parent-style-name="Graphics">
      <style:graphic-properties fo:border="0.01042in none" fo:background-color="transparent" fo:clip="rect(0in 0.03444in 0in 0.06201in)"/>
    </style:style>
    <style:style style:family="graphic" style:name="a258" style:parent-style-name="Graphics">
      <style:graphic-properties fo:border="0.01042in none" fo:background-color="transparent" fo:clip="rect(0in 0.03444in 0in 0.06201in)"/>
    </style:style>
    <style:style style:family="graphic" style:name="a113" style:parent-style-name="Graphics">
      <style:graphic-properties fo:border="0.01042in none" fo:background-color="transparent" fo:clip="rect(0in 0.03444in 0in 0.06201in)"/>
    </style:style>
    <style:style style:family="graphic" style:name="a259" style:parent-style-name="Graphics">
      <style:graphic-properties fo:border="0.01042in none" fo:background-color="transparent" fo:clip="rect(0in 0.03444in 0in 0.06201in)"/>
    </style:style>
    <style:style style:family="graphic" style:name="a30" style:parent-style-name="Graphics">
      <style:graphic-properties fo:border="0.01042in none" fo:background-color="transparent" fo:clip="rect(0in 0.03444in 0in 0.06201in)"/>
    </style:style>
    <style:style style:family="graphic" style:name="a114" style:parent-style-name="Graphics">
      <style:graphic-properties fo:border="0.01042in none" fo:background-color="transparent" fo:clip="rect(0in 0.03444in 0in 0.06201in)"/>
    </style:style>
    <style:style style:family="graphic" style:name="a31" style:parent-style-name="Graphics">
      <style:graphic-properties fo:border="0.01042in none" fo:background-color="transparent" fo:clip="rect(0in 0.03444in 0in 0.06201in)"/>
    </style:style>
    <style:style style:family="graphic" style:name="a115" style:parent-style-name="Graphics">
      <style:graphic-properties fo:border="0.01042in none" fo:background-color="transparent" fo:clip="rect(0in 0.03444in 0in 0.06201in)"/>
    </style:style>
    <style:style style:family="graphic" style:name="a32" style:parent-style-name="Graphics">
      <style:graphic-properties fo:border="0.01042in none" fo:background-color="transparent" fo:clip="rect(0in 0.03444in 0in 0.06201in)"/>
    </style:style>
    <style:style style:family="graphic" style:name="a116" style:parent-style-name="Graphics">
      <style:graphic-properties fo:border="0.01042in none" fo:background-color="transparent" fo:clip="rect(0in 0.03444in 0in 0.06201in)"/>
    </style:style>
    <style:style style:family="graphic" style:name="a33" style:parent-style-name="Graphics">
      <style:graphic-properties fo:border="0.01042in none" fo:background-color="transparent" fo:clip="rect(0in 0.03444in 0in 0.06201in)"/>
    </style:style>
    <style:style style:family="graphic" style:name="a117" style:parent-style-name="Graphics">
      <style:graphic-properties fo:border="0.01042in none" fo:background-color="transparent" fo:clip="rect(0in 0.03444in 0in 0.06201in)"/>
    </style:style>
    <style:style style:family="graphic" style:name="a34" style:parent-style-name="Graphics">
      <style:graphic-properties fo:border="0.01042in none" fo:background-color="transparent" fo:clip="rect(0in 0.03444in 0in 0.06201in)"/>
    </style:style>
    <style:style style:family="graphic" style:name="a118" style:parent-style-name="Graphics">
      <style:graphic-properties fo:border="0.01042in none" fo:background-color="transparent" fo:clip="rect(0in 0.03444in 0in 0.06201in)"/>
    </style:style>
    <style:style style:family="graphic" style:name="a35" style:parent-style-name="Graphics">
      <style:graphic-properties fo:border="0.01042in none" fo:background-color="transparent" fo:clip="rect(0in 0.03444in 0in 0.06201in)"/>
    </style:style>
    <style:style style:family="graphic" style:name="a119" style:parent-style-name="Graphics">
      <style:graphic-properties fo:border="0.01042in none" fo:background-color="transparent" fo:clip="rect(0in 0.03444in 0in 0.06201in)"/>
    </style:style>
    <style:style style:family="graphic" style:name="a36" style:parent-style-name="Graphics">
      <style:graphic-properties fo:border="0.01042in none" fo:background-color="transparent" fo:clip="rect(0in 0.03444in 0in 0.06201in)"/>
    </style:style>
    <style:style style:family="graphic" style:name="a37" style:parent-style-name="Graphics">
      <style:graphic-properties fo:border="0.01042in none" fo:background-color="transparent" fo:clip="rect(0in 0.03444in 0in 0.06201in)"/>
    </style:style>
    <style:style style:family="graphic" style:name="a38" style:parent-style-name="Graphics">
      <style:graphic-properties fo:border="0.01042in none" fo:background-color="transparent" fo:clip="rect(0in 0.03444in 0in 0.06201in)"/>
    </style:style>
    <style:style style:family="graphic" style:name="a39" style:parent-style-name="Graphics">
      <style:graphic-properties fo:border="0.01042in none" fo:background-color="transparent" fo:clip="rect(0in 0.03444in 0in 0.06201in)"/>
    </style:style>
    <style:style style:family="graphic" style:name="a260" style:parent-style-name="Graphics">
      <style:graphic-properties fo:border="0.01042in none" fo:background-color="transparent" fo:clip="rect(0in 0.03444in 0in 0.06201in)"/>
    </style:style>
    <style:style style:family="graphic" style:name="a261" style:parent-style-name="Graphics">
      <style:graphic-properties fo:border="0.01042in none" fo:background-color="transparent" fo:clip="rect(0in 0.03444in 0in 0.06201in)"/>
    </style:style>
    <style:style style:family="graphic" style:name="a262" style:parent-style-name="Graphics">
      <style:graphic-properties fo:border="0.01042in none" fo:background-color="transparent" fo:clip="rect(0in 0.03444in 0in 0.06201in)"/>
    </style:style>
    <style:style style:family="graphic" style:name="a263" style:parent-style-name="Graphics">
      <style:graphic-properties fo:border="0.01042in none" fo:background-color="transparent" fo:clip="rect(0in 0.03444in 0in 0.06201in)"/>
    </style:style>
    <style:style style:family="graphic" style:name="a264" style:parent-style-name="Graphics">
      <style:graphic-properties fo:border="0.01042in none" fo:background-color="transparent" fo:clip="rect(0in 0.03444in 0in 0.06201in)"/>
    </style:style>
    <style:style style:family="graphic" style:name="a265" style:parent-style-name="Graphics">
      <style:graphic-properties fo:border="0.01042in none" fo:background-color="transparent" fo:clip="rect(0in 0.03444in 0in 0.06201in)"/>
    </style:style>
    <style:style style:family="graphic" style:name="a120" style:parent-style-name="Graphics">
      <style:graphic-properties fo:border="0.01042in none" fo:background-color="transparent" fo:clip="rect(0in 0.03444in 0in 0.06201in)"/>
    </style:style>
    <style:style style:family="graphic" style:name="a266" style:parent-style-name="Graphics">
      <style:graphic-properties fo:border="0.01042in none" fo:background-color="transparent" fo:clip="rect(0in 0.03444in 0in 0.06201in)"/>
    </style:style>
    <style:style style:family="graphic" style:name="a121" style:parent-style-name="Graphics">
      <style:graphic-properties fo:border="0.01042in none" fo:background-color="transparent" fo:clip="rect(0in 0.03444in 0in 0.06201in)"/>
    </style:style>
    <style:style style:family="graphic" style:name="a267" style:parent-style-name="Graphics">
      <style:graphic-properties fo:border="0.01042in none" fo:background-color="transparent" fo:clip="rect(0in 0.03444in 0in 0.06201in)"/>
    </style:style>
    <style:style style:family="graphic" style:name="a122" style:parent-style-name="Graphics">
      <style:graphic-properties fo:border="0.01042in none" fo:background-color="transparent" fo:clip="rect(0in 0.03444in 0in 0.06201in)"/>
    </style:style>
    <style:style style:family="graphic" style:name="a268" style:parent-style-name="Graphics">
      <style:graphic-properties fo:border="0.01042in none" fo:background-color="transparent" fo:clip="rect(0in 0.03444in 0in 0.06201in)"/>
    </style:style>
    <style:style style:family="graphic" style:name="a123" style:parent-style-name="Graphics">
      <style:graphic-properties fo:border="0.01042in none" fo:background-color="transparent" fo:clip="rect(0in 0.03444in 0in 0.06201in)"/>
    </style:style>
    <style:style style:family="graphic" style:name="a269" style:parent-style-name="Graphics">
      <style:graphic-properties fo:border="0.01042in none" fo:background-color="transparent" fo:clip="rect(0in 0.03444in 0in 0.06201in)"/>
    </style:style>
    <style:style style:family="graphic" style:name="a124" style:parent-style-name="Graphics">
      <style:graphic-properties fo:border="0.01042in none" fo:background-color="transparent" fo:clip="rect(0in 0.03444in 0in 0.06201in)"/>
    </style:style>
    <style:style style:family="graphic" style:name="a40" style:parent-style-name="Graphics">
      <style:graphic-properties fo:border="0.01042in none" fo:background-color="transparent" fo:clip="rect(0in 0.03444in 0in 0.06201in)"/>
    </style:style>
    <style:style style:family="graphic" style:name="a125" style:parent-style-name="Graphics">
      <style:graphic-properties fo:border="0.01042in none" fo:background-color="transparent" fo:clip="rect(0in 0.03444in 0in 0.06201in)"/>
    </style:style>
    <style:style style:family="graphic" style:name="a41" style:parent-style-name="Graphics">
      <style:graphic-properties fo:border="0.01042in none" fo:background-color="transparent" fo:clip="rect(0in 0.03444in 0in 0.06201in)"/>
    </style:style>
    <style:style style:family="graphic" style:name="a126" style:parent-style-name="Graphics">
      <style:graphic-properties fo:border="0.01042in none" fo:background-color="transparent" fo:clip="rect(0in 0.03444in 0in 0.06201in)"/>
    </style:style>
    <style:style style:family="graphic" style:name="a42" style:parent-style-name="Graphics">
      <style:graphic-properties fo:border="0.01042in none" fo:background-color="transparent" fo:clip="rect(0in 0.03444in 0in 0.06201in)"/>
    </style:style>
    <style:style style:family="graphic" style:name="a127" style:parent-style-name="Graphics">
      <style:graphic-properties fo:border="0.01042in none" fo:background-color="transparent" fo:clip="rect(0in 0.03444in 0in 0.06201in)"/>
    </style:style>
    <style:style style:family="graphic" style:name="a43" style:parent-style-name="Graphics">
      <style:graphic-properties fo:border="0.01042in none" fo:background-color="transparent" fo:clip="rect(0in 0.03444in 0in 0.06201in)"/>
    </style:style>
    <style:style style:family="graphic" style:name="a128" style:parent-style-name="Graphics">
      <style:graphic-properties fo:border="0.01042in none" fo:background-color="transparent" fo:clip="rect(0in 0.03444in 0in 0.06201in)"/>
    </style:style>
    <style:style style:family="graphic" style:name="a44" style:parent-style-name="Graphics">
      <style:graphic-properties fo:border="0.01042in none" fo:background-color="transparent" fo:clip="rect(0in 0.03444in 0in 0.06201in)"/>
    </style:style>
    <style:style style:family="graphic" style:name="a129" style:parent-style-name="Graphics">
      <style:graphic-properties fo:border="0.01042in none" fo:background-color="transparent" fo:clip="rect(0in 0.03444in 0in 0.06201in)"/>
    </style:style>
    <style:style style:family="graphic" style:name="a45" style:parent-style-name="Graphics">
      <style:graphic-properties fo:border="0.01042in none" fo:background-color="transparent" fo:clip="rect(0in 0.03444in 0in 0.06201in)"/>
    </style:style>
    <style:style style:family="graphic" style:name="a46" style:parent-style-name="Graphics">
      <style:graphic-properties fo:border="0.01042in none" fo:background-color="transparent" fo:clip="rect(0in 0.03444in 0in 0.06201in)"/>
    </style:style>
    <style:style style:family="graphic" style:name="a47" style:parent-style-name="Graphics">
      <style:graphic-properties fo:border="0.01042in none" fo:background-color="transparent" fo:clip="rect(0in 0.03444in 0in 0.06201in)"/>
    </style:style>
    <style:style style:family="graphic" style:name="a48" style:parent-style-name="Graphics">
      <style:graphic-properties fo:border="0.01042in none" fo:background-color="transparent" fo:clip="rect(0in 0.03444in 0in 0.06201in)"/>
    </style:style>
    <style:style style:family="graphic" style:name="a49" style:parent-style-name="Graphics">
      <style:graphic-properties fo:border="0.01042in none" fo:background-color="transparent" fo:clip="rect(0in 0.03444in 0in 0.06201in)"/>
    </style:style>
    <style:style style:family="graphic" style:name="a130" style:parent-style-name="Graphics">
      <style:graphic-properties fo:border="0.01042in none" fo:background-color="transparent" fo:clip="rect(0in 0.03444in 0in 0.06201in)"/>
    </style:style>
    <style:style style:family="graphic" style:name="a131" style:parent-style-name="Graphics">
      <style:graphic-properties fo:border="0.01042in none" fo:background-color="transparent" fo:clip="rect(0in 0.03444in 0in 0.06201in)"/>
    </style:style>
    <style:style style:family="graphic" style:name="a132" style:parent-style-name="Graphics">
      <style:graphic-properties fo:border="0.01042in none" fo:background-color="transparent" fo:clip="rect(0in 0.03444in 0in 0.06201in)"/>
    </style:style>
    <style:style style:family="graphic" style:name="a133" style:parent-style-name="Graphics">
      <style:graphic-properties fo:border="0.01042in none" fo:background-color="transparent" fo:clip="rect(0in 0.03444in 0in 0.06201in)"/>
    </style:style>
    <style:style style:family="graphic" style:name="a134" style:parent-style-name="Graphics">
      <style:graphic-properties fo:border="0.01042in none" fo:background-color="transparent" fo:clip="rect(0in 0.03444in 0in 0.06201in)"/>
    </style:style>
    <style:style style:family="graphic" style:name="a50" style:parent-style-name="Graphics">
      <style:graphic-properties fo:border="0.01042in none" fo:background-color="transparent" fo:clip="rect(0in 0.03444in 0in 0.06201in)"/>
    </style:style>
    <style:style style:family="graphic" style:name="a135" style:parent-style-name="Graphics">
      <style:graphic-properties fo:border="0.01042in none" fo:background-color="transparent" fo:clip="rect(0in 0.03444in 0in 0.06201in)"/>
    </style:style>
    <style:style style:family="graphic" style:name="a51" style:parent-style-name="Graphics">
      <style:graphic-properties fo:border="0.01042in none" fo:background-color="transparent" fo:clip="rect(0in 0.03444in 0in 0.06201in)"/>
    </style:style>
    <style:style style:family="graphic" style:name="a136" style:parent-style-name="Graphics">
      <style:graphic-properties fo:border="0.01042in none" fo:background-color="transparent" fo:clip="rect(0in 0.03444in 0in 0.06201in)"/>
    </style:style>
    <style:style style:family="graphic" style:name="a52" style:parent-style-name="Graphics">
      <style:graphic-properties fo:border="0.01042in none" fo:background-color="transparent" fo:clip="rect(0in 0.03444in 0in 0.06201in)"/>
    </style:style>
    <style:style style:family="graphic" style:name="a137" style:parent-style-name="Graphics">
      <style:graphic-properties fo:border="0.01042in none" fo:background-color="transparent" fo:clip="rect(0in 0.03444in 0in 0.06201in)"/>
    </style:style>
    <style:style style:family="graphic" style:name="a53" style:parent-style-name="Graphics">
      <style:graphic-properties fo:border="0.01042in none" fo:background-color="transparent" fo:clip="rect(0in 0.03444in 0in 0.06201in)"/>
    </style:style>
    <style:style style:family="graphic" style:name="a138" style:parent-style-name="Graphics">
      <style:graphic-properties fo:border="0.01042in none" fo:background-color="transparent" fo:clip="rect(0in 0.03444in 0in 0.06201in)"/>
    </style:style>
    <style:style style:family="graphic" style:name="a54" style:parent-style-name="Graphics">
      <style:graphic-properties fo:border="0.01042in none" fo:background-color="transparent" fo:clip="rect(0in 0.03444in 0in 0.06201in)"/>
    </style:style>
    <style:style style:family="graphic" style:name="a139" style:parent-style-name="Graphics">
      <style:graphic-properties fo:border="0.01042in none" fo:background-color="transparent" fo:clip="rect(0in 0.03444in 0in 0.06201in)"/>
    </style:style>
    <style:style style:family="graphic" style:name="a55" style:parent-style-name="Graphics">
      <style:graphic-properties fo:border="0.01042in none" fo:background-color="transparent" fo:clip="rect(0in 0.03444in 0in 0.06201in)"/>
    </style:style>
    <style:style style:family="graphic" style:name="a56" style:parent-style-name="Graphics">
      <style:graphic-properties fo:border="0.01042in none" fo:background-color="transparent" fo:clip="rect(0in 0.03444in 0in 0.06201in)"/>
    </style:style>
    <style:style style:family="graphic" style:name="a57" style:parent-style-name="Graphics">
      <style:graphic-properties fo:border="0.01042in none" fo:background-color="transparent" fo:clip="rect(0in 0.03444in 0in 0.06201in)"/>
    </style:style>
    <style:style style:family="graphic" style:name="a58" style:parent-style-name="Graphics">
      <style:graphic-properties fo:border="0.01042in none" fo:background-color="transparent" fo:clip="rect(0in 0.03444in 0in 0.06201in)"/>
    </style:style>
    <style:style style:family="graphic" style:name="a59" style:parent-style-name="Graphics">
      <style:graphic-properties fo:border="0.01042in none" fo:background-color="transparent" fo:clip="rect(0in 0.03444in 0in 0.06201in)"/>
    </style:style>
    <style:style style:family="graphic" style:name="a140" style:parent-style-name="Graphics">
      <style:graphic-properties fo:border="0.01042in none" fo:background-color="transparent" fo:clip="rect(0in 0.03444in 0in 0.06201in)"/>
    </style:style>
    <style:style style:family="graphic" style:name="a141" style:parent-style-name="Graphics">
      <style:graphic-properties fo:border="0.01042in none" fo:background-color="transparent" fo:clip="rect(0in 0.03444in 0in 0.06201in)"/>
    </style:style>
    <style:style style:family="graphic" style:name="a142" style:parent-style-name="Graphics">
      <style:graphic-properties fo:border="0.01042in none" fo:background-color="transparent" fo:clip="rect(0in 0.03444in 0in 0.06201in)"/>
    </style:style>
    <style:style style:family="graphic" style:name="a143" style:parent-style-name="Graphics">
      <style:graphic-properties fo:border="0.01042in none" fo:background-color="transparent" fo:clip="rect(0in 0.03444in 0in 0.06201in)"/>
    </style:style>
    <style:style style:family="graphic" style:name="a60" style:parent-style-name="Graphics">
      <style:graphic-properties fo:border="0.01042in none" fo:background-color="transparent" fo:clip="rect(0in 0.03444in 0in 0.06201in)"/>
    </style:style>
    <style:style style:family="graphic" style:name="a144" style:parent-style-name="Graphics">
      <style:graphic-properties fo:border="0.01042in none" fo:background-color="transparent" fo:clip="rect(0in 0.03444in 0in 0.06201in)"/>
    </style:style>
    <style:style style:family="graphic" style:name="a61" style:parent-style-name="Graphics">
      <style:graphic-properties fo:border="0.01042in none" fo:background-color="transparent" fo:clip="rect(0in 0.03444in 0in 0.06201in)"/>
    </style:style>
    <style:style style:family="graphic" style:name="a145" style:parent-style-name="Graphics">
      <style:graphic-properties fo:border="0.01042in none" fo:background-color="transparent" fo:clip="rect(0in 0.03444in 0in 0.06201in)"/>
    </style:style>
    <style:style style:family="graphic" style:name="a62" style:parent-style-name="Graphics">
      <style:graphic-properties fo:border="0.01042in none" fo:background-color="transparent" fo:clip="rect(0in 0.03444in 0in 0.06201in)"/>
    </style:style>
    <style:style style:family="graphic" style:name="a146" style:parent-style-name="Graphics">
      <style:graphic-properties fo:border="0.01042in none" fo:background-color="transparent" fo:clip="rect(0in 0.03444in 0in 0.06201in)"/>
    </style:style>
    <style:style style:family="graphic" style:name="a63" style:parent-style-name="Graphics">
      <style:graphic-properties fo:border="0.01042in none" fo:background-color="transparent" fo:clip="rect(0in 0.03444in 0in 0.06201in)"/>
    </style:style>
    <style:style style:family="graphic" style:name="a147" style:parent-style-name="Graphics">
      <style:graphic-properties fo:border="0.01042in none" fo:background-color="transparent" fo:clip="rect(0in 0.03444in 0in 0.06201in)"/>
    </style:style>
    <style:style style:family="graphic" style:name="a64" style:parent-style-name="Graphics">
      <style:graphic-properties fo:border="0.01042in none" fo:background-color="transparent" fo:clip="rect(0in 0.03444in 0in 0.06201in)"/>
    </style:style>
    <style:style style:family="graphic" style:name="a148" style:parent-style-name="Graphics">
      <style:graphic-properties fo:border="0.01042in none" fo:background-color="transparent" fo:clip="rect(0in 0.03444in 0in 0.06201in)"/>
    </style:style>
    <style:style style:family="graphic" style:name="a65" style:parent-style-name="Graphics">
      <style:graphic-properties fo:border="0.01042in none" fo:background-color="transparent" fo:clip="rect(0in 0.03444in 0in 0.06201in)"/>
    </style:style>
    <style:style style:family="graphic" style:name="a149" style:parent-style-name="Graphics">
      <style:graphic-properties fo:border="0.01042in none" fo:background-color="transparent" fo:clip="rect(0in 0.03444in 0in 0.06201in)"/>
    </style:style>
    <style:style style:family="graphic" style:name="a66" style:parent-style-name="Graphics">
      <style:graphic-properties fo:border="0.01042in none" fo:background-color="transparent" fo:clip="rect(0in 0.03444in 0in 0.06201in)"/>
    </style:style>
    <style:style style:family="graphic" style:name="a67" style:parent-style-name="Graphics">
      <style:graphic-properties fo:border="0.01042in none" fo:background-color="transparent" fo:clip="rect(0in 0.03444in 0in 0.06201in)"/>
    </style:style>
    <style:style style:family="graphic" style:name="a68" style:parent-style-name="Graphics">
      <style:graphic-properties fo:border="0.01042in none" fo:background-color="transparent" fo:clip="rect(0in 0.03444in 0in 0.06201in)"/>
    </style:style>
    <style:style style:family="graphic" style:name="a69" style:parent-style-name="Graphics">
      <style:graphic-properties fo:border="0.01042in none" fo:background-color="transparent" fo:clip="rect(0in 0.03444in 0in 0.06201in)"/>
    </style:style>
    <style:style style:family="graphic" style:name="a150" style:parent-style-name="Graphics">
      <style:graphic-properties fo:border="0.01042in none" fo:background-color="transparent" fo:clip="rect(0in 0.03444in 0in 0.06201in)"/>
    </style:style>
    <style:style style:family="graphic" style:name="a151" style:parent-style-name="Graphics">
      <style:graphic-properties fo:border="0.01042in none" fo:background-color="transparent" fo:clip="rect(0in 0.03444in 0in 0.06201in)"/>
    </style:style>
    <style:style style:family="graphic" style:name="a152" style:parent-style-name="Graphics">
      <style:graphic-properties fo:border="0.01042in none" fo:background-color="transparent" fo:clip="rect(0in 0.03444in 0in 0.06201in)"/>
    </style:style>
    <style:style style:family="graphic" style:name="a153" style:parent-style-name="Graphics">
      <style:graphic-properties fo:border="0.01042in none" fo:background-color="transparent" fo:clip="rect(0in 0.03444in 0in 0.06201in)"/>
    </style:style>
    <style:style style:family="graphic" style:name="a70" style:parent-style-name="Graphics">
      <style:graphic-properties fo:border="0.01042in none" fo:background-color="transparent" fo:clip="rect(0in 0.03444in 0in 0.06201in)"/>
    </style:style>
    <style:style style:family="graphic" style:name="a154" style:parent-style-name="Graphics">
      <style:graphic-properties fo:border="0.01042in none" fo:background-color="transparent" fo:clip="rect(0in 0.03444in 0in 0.06201in)"/>
    </style:style>
    <style:style style:family="graphic" style:name="a71" style:parent-style-name="Graphics">
      <style:graphic-properties fo:border="0.01042in none" fo:background-color="transparent" fo:clip="rect(0in 0.03444in 0in 0.06201in)"/>
    </style:style>
    <style:style style:family="graphic" style:name="a155" style:parent-style-name="Graphics">
      <style:graphic-properties fo:border="0.01042in none" fo:background-color="transparent" fo:clip="rect(0in 0.03444in 0in 0.06201in)"/>
    </style:style>
    <style:style style:family="graphic" style:name="a72" style:parent-style-name="Graphics">
      <style:graphic-properties fo:border="0.01042in none" fo:background-color="transparent" fo:clip="rect(0in 0.03444in 0in 0.06201in)"/>
    </style:style>
    <style:style style:family="graphic" style:name="a156" style:parent-style-name="Graphics">
      <style:graphic-properties fo:border="0.01042in none" fo:background-color="transparent" fo:clip="rect(0in 0.03444in 0in 0.06201in)"/>
    </style:style>
    <style:style style:family="graphic" style:name="a73" style:parent-style-name="Graphics">
      <style:graphic-properties fo:border="0.01042in none" fo:background-color="transparent" fo:clip="rect(0in 0.03444in 0in 0.06201in)"/>
    </style:style>
    <style:style style:family="graphic" style:name="a157" style:parent-style-name="Graphics">
      <style:graphic-properties fo:border="0.01042in none" fo:background-color="transparent" fo:clip="rect(0in 0.03444in 0in 0.06201in)"/>
    </style:style>
    <style:style style:family="graphic" style:name="a74" style:parent-style-name="Graphics">
      <style:graphic-properties fo:border="0.01042in none" fo:background-color="transparent" fo:clip="rect(0in 0.03444in 0in 0.06201in)"/>
    </style:style>
    <style:style style:family="graphic" style:name="a158" style:parent-style-name="Graphics">
      <style:graphic-properties fo:border="0.01042in none" fo:background-color="transparent" fo:clip="rect(0in 0.03444in 0in 0.06201in)"/>
    </style:style>
    <style:style style:family="graphic" style:name="a75" style:parent-style-name="Graphics">
      <style:graphic-properties fo:border="0.01042in none" fo:background-color="transparent" fo:clip="rect(0in 0.03444in 0in 0.06201in)"/>
    </style:style>
    <style:style style:family="graphic" style:name="a159" style:parent-style-name="Graphics">
      <style:graphic-properties fo:border="0.01042in none" fo:background-color="transparent" fo:clip="rect(0in 0.03444in 0in 0.06201in)"/>
    </style:style>
    <style:style style:family="graphic" style:name="a76" style:parent-style-name="Graphics">
      <style:graphic-properties fo:border="0.01042in none" fo:background-color="transparent" fo:clip="rect(0in 0.03444in 0in 0.06201in)"/>
    </style:style>
    <style:style style:family="graphic" style:name="a77" style:parent-style-name="Graphics">
      <style:graphic-properties fo:border="0.01042in none" fo:background-color="transparent" fo:clip="rect(0in 0.03444in 0in 0.06201in)"/>
    </style:style>
    <style:style style:family="graphic" style:name="a78" style:parent-style-name="Graphics">
      <style:graphic-properties fo:border="0.01042in none" fo:background-color="transparent" fo:clip="rect(0in 0.03444in 0in 0.06201in)"/>
    </style:style>
    <style:style style:family="graphic" style:name="a79" style:parent-style-name="Graphics">
      <style:graphic-properties fo:border="0.01042in none" fo:background-color="transparent" fo:clip="rect(0in 0.03444in 0in 0.06201in)"/>
    </style:style>
    <style:style style:family="graphic" style:name="a160" style:parent-style-name="Graphics">
      <style:graphic-properties fo:border="0.01042in none" fo:background-color="transparent" fo:clip="rect(0in 0.03444in 0in 0.06201in)"/>
    </style:style>
    <style:style style:family="graphic" style:name="a161" style:parent-style-name="Graphics">
      <style:graphic-properties fo:border="0.01042in none" fo:background-color="transparent" fo:clip="rect(0in 0.03444in 0in 0.06201in)"/>
    </style:style>
    <style:style style:family="graphic" style:name="a162" style:parent-style-name="Graphics">
      <style:graphic-properties fo:border="0.01042in none" fo:background-color="transparent" fo:clip="rect(0in 0.03444in 0in 0.06201in)"/>
    </style:style>
    <style:style style:family="graphic" style:name="a163" style:parent-style-name="Graphics">
      <style:graphic-properties fo:border="0.01042in none" fo:background-color="transparent" fo:clip="rect(0in 0.03444in 0in 0.06201in)"/>
    </style:style>
    <style:style style:family="graphic" style:name="a80" style:parent-style-name="Graphics">
      <style:graphic-properties fo:border="0.01042in none" fo:background-color="transparent" fo:clip="rect(0in 0.03444in 0in 0.06201in)"/>
    </style:style>
    <style:style style:family="graphic" style:name="a164" style:parent-style-name="Graphics">
      <style:graphic-properties fo:border="0.01042in none" fo:background-color="transparent" fo:clip="rect(0in 0.03444in 0in 0.06201in)"/>
    </style:style>
    <style:style style:family="graphic" style:name="a81" style:parent-style-name="Graphics">
      <style:graphic-properties fo:border="0.01042in none" fo:background-color="transparent" fo:clip="rect(0in 0.03444in 0in 0.06201in)"/>
    </style:style>
    <style:style style:family="graphic" style:name="a165" style:parent-style-name="Graphics">
      <style:graphic-properties fo:border="0.01042in none" fo:background-color="transparent" fo:clip="rect(0in 0.03444in 0in 0.06201in)"/>
    </style:style>
    <style:style style:family="graphic" style:name="a82" style:parent-style-name="Graphics">
      <style:graphic-properties fo:border="0.01042in none" fo:background-color="transparent" fo:clip="rect(0in 0.03444in 0in 0.06201in)"/>
    </style:style>
    <style:style style:family="graphic" style:name="a166" style:parent-style-name="Graphics">
      <style:graphic-properties fo:border="0.01042in none" fo:background-color="transparent" fo:clip="rect(0in 0.03444in 0in 0.06201in)"/>
    </style:style>
    <style:style style:family="graphic" style:name="a83" style:parent-style-name="Graphics">
      <style:graphic-properties fo:border="0.01042in none" fo:background-color="transparent" fo:clip="rect(0in 0.03444in 0in 0.06201in)"/>
    </style:style>
    <style:style style:family="graphic" style:name="a167" style:parent-style-name="Graphics">
      <style:graphic-properties fo:border="0.01042in none" fo:background-color="transparent" fo:clip="rect(0in 0.03444in 0in 0.06201in)"/>
    </style:style>
    <style:style style:family="graphic" style:name="a84" style:parent-style-name="Graphics">
      <style:graphic-properties fo:border="0.01042in none" fo:background-color="transparent" fo:clip="rect(0in 0.03444in 0in 0.06201in)"/>
    </style:style>
    <style:style style:family="graphic" style:name="a168" style:parent-style-name="Graphics">
      <style:graphic-properties fo:border="0.01042in none" fo:background-color="transparent" fo:clip="rect(0in 0.03444in 0in 0.06201in)"/>
    </style:style>
    <style:style style:family="graphic" style:name="a85" style:parent-style-name="Graphics">
      <style:graphic-properties fo:border="0.01042in none" fo:background-color="transparent" fo:clip="rect(0in 0.03444in 0in 0.06201in)"/>
    </style:style>
    <style:style style:family="graphic" style:name="a169" style:parent-style-name="Graphics">
      <style:graphic-properties fo:border="0.01042in none" fo:background-color="transparent" fo:clip="rect(0in 0.03444in 0in 0.06201in)"/>
    </style:style>
    <style:style style:family="graphic" style:name="a86" style:parent-style-name="Graphics">
      <style:graphic-properties fo:border="0.01042in none" fo:background-color="transparent" fo:clip="rect(0in 0.03444in 0in 0.06201in)"/>
    </style:style>
    <style:style style:family="graphic" style:name="a87" style:parent-style-name="Graphics">
      <style:graphic-properties fo:border="0.01042in none" fo:background-color="transparent" fo:clip="rect(0in 0.03444in 0in 0.06201in)"/>
    </style:style>
    <style:style style:family="graphic" style:name="a88" style:parent-style-name="Graphics">
      <style:graphic-properties fo:border="0.01042in none" fo:background-color="transparent" fo:clip="rect(0in 0.03444in 0in 0.06201in)"/>
    </style:style>
    <style:style style:family="graphic" style:name="a89" style:parent-style-name="Graphics">
      <style:graphic-properties fo:border="0.01042in none" fo:background-color="transparent" fo:clip="rect(0in 0.03444in 0in 0.06201in)"/>
    </style:style>
    <style:style style:family="graphic" style:name="a0" style:parent-style-name="Graphics">
      <style:graphic-properties fo:border="0.01042in none" fo:background-color="transparent" fo:clip="rect(0in 0.03444in 0in 0.06201in)"/>
    </style:style>
    <style:style style:family="graphic" style:name="a1" style:parent-style-name="Graphics">
      <style:graphic-properties fo:border="0.01042in none" fo:background-color="transparent" fo:clip="rect(0in 0.03444in 0in 0.06201in)"/>
    </style:style>
    <style:style style:family="graphic" style:name="a2" style:parent-style-name="Graphics">
      <style:graphic-properties fo:border="0.01042in none" fo:background-color="transparent" fo:clip="rect(0in 0.03444in 0in 0.06201in)"/>
    </style:style>
    <style:style style:family="graphic" style:name="a3" style:parent-style-name="Graphics">
      <style:graphic-properties fo:border="0.01042in none" fo:background-color="transparent" fo:clip="rect(0in 0.03444in 0in 0.06201in)"/>
    </style:style>
    <style:style style:family="graphic" style:name="a4" style:parent-style-name="Graphics">
      <style:graphic-properties fo:border="0.01042in none" fo:background-color="transparent" fo:clip="rect(0in 0.03444in 0in 0.06201in)"/>
    </style:style>
    <style:style style:family="graphic" style:name="a5" style:parent-style-name="Graphics">
      <style:graphic-properties fo:border="0.01042in none" fo:background-color="transparent" fo:clip="rect(0in 0.03444in 0in 0.06201in)"/>
    </style:style>
    <style:style style:family="graphic" style:name="a6" style:parent-style-name="Graphics">
      <style:graphic-properties fo:border="0.01042in none" fo:background-color="transparent" fo:clip="rect(0in 0.03444in 0in 0.06201in)"/>
    </style:style>
    <style:style style:family="graphic" style:name="a7" style:parent-style-name="Graphics">
      <style:graphic-properties fo:border="0.01042in none" fo:background-color="transparent" fo:clip="rect(0in 0.03444in 0in 0.06201in)"/>
    </style:style>
    <style:style style:family="graphic" style:name="a8" style:parent-style-name="Graphics">
      <style:graphic-properties fo:border="0.01042in none" fo:background-color="transparent" fo:clip="rect(0in 0.03444in 0in 0.06201in)"/>
    </style:style>
    <style:style style:family="graphic" style:name="a9" style:parent-style-name="Graphics">
      <style:graphic-properties fo:border="0.01042in none" fo:background-color="transparent" fo:clip="rect(0in 0.03444in 0in 0.06201in)"/>
    </style:style>
    <style:style style:family="graphic" style:name="a170" style:parent-style-name="Graphics">
      <style:graphic-properties fo:border="0.01042in none" fo:background-color="transparent" fo:clip="rect(0in 0.03444in 0in 0.06201in)"/>
    </style:style>
    <style:style style:family="graphic" style:name="a171" style:parent-style-name="Graphics">
      <style:graphic-properties fo:border="0.01042in none" fo:background-color="transparent" fo:clip="rect(0in 0.03444in 0in 0.06201in)"/>
    </style:style>
    <style:style style:family="graphic" style:name="a172" style:parent-style-name="Graphics">
      <style:graphic-properties fo:border="0.01042in none" fo:background-color="transparent" fo:clip="rect(0in 0.03444in 0in 0.06201in)"/>
    </style:style>
    <style:style style:family="graphic" style:name="a173" style:parent-style-name="Graphics">
      <style:graphic-properties fo:border="0.01042in none" fo:background-color="transparent" fo:clip="rect(0in 0.03444in 0in 0.06201in)"/>
    </style:style>
    <style:style style:family="graphic" style:name="a90" style:parent-style-name="Graphics">
      <style:graphic-properties fo:border="0.01042in none" fo:background-color="transparent" fo:clip="rect(0in 0.03444in 0in 0.06201in)"/>
    </style:style>
    <style:style style:family="graphic" style:name="a174" style:parent-style-name="Graphics">
      <style:graphic-properties fo:border="0.01042in none" fo:background-color="transparent" fo:clip="rect(0in 0.03444in 0in 0.06201in)"/>
    </style:style>
    <style:style style:family="graphic" style:name="a91" style:parent-style-name="Graphics">
      <style:graphic-properties fo:border="0.01042in none" fo:background-color="transparent" fo:clip="rect(0in 0.03444in 0in 0.06201in)"/>
    </style:style>
    <style:style style:family="graphic" style:name="a175" style:parent-style-name="Graphics">
      <style:graphic-properties fo:border="0.01042in none" fo:background-color="transparent" fo:clip="rect(0in 0.03444in 0in 0.06201in)"/>
    </style:style>
    <style:style style:family="graphic" style:name="a92" style:parent-style-name="Graphics">
      <style:graphic-properties fo:border="0.01042in none" fo:background-color="transparent" fo:clip="rect(0in 0.03444in 0in 0.06201in)"/>
    </style:style>
    <style:style style:family="graphic" style:name="a176" style:parent-style-name="Graphics">
      <style:graphic-properties fo:border="0.01042in none" fo:background-color="transparent" fo:clip="rect(0in 0.03444in 0in 0.06201in)"/>
    </style:style>
    <style:style style:family="graphic" style:name="a93" style:parent-style-name="Graphics">
      <style:graphic-properties fo:border="0.01042in none" fo:background-color="transparent" fo:clip="rect(0in 0.03444in 0in 0.06201in)"/>
    </style:style>
    <style:style style:family="graphic" style:name="a177" style:parent-style-name="Graphics">
      <style:graphic-properties fo:border="0.01042in none" fo:background-color="transparent" fo:clip="rect(0in 0.03444in 0in 0.06201in)"/>
    </style:style>
    <style:style style:family="graphic" style:name="a94" style:parent-style-name="Graphics">
      <style:graphic-properties fo:border="0.01042in none" fo:background-color="transparent" fo:clip="rect(0in 0.03444in 0in 0.06201in)"/>
    </style:style>
    <style:style style:family="graphic" style:name="a178" style:parent-style-name="Graphics">
      <style:graphic-properties fo:border="0.01042in none" fo:background-color="transparent" fo:clip="rect(0in 0.03444in 0in 0.06201in)"/>
    </style:style>
  </office:automatic-styles>
  <office:body>
    <office:text text:use-soft-page-breaks="true">
      <text:p text:style-name="P1"><draw:frame draw:style-name="a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3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4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5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6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7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8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9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0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1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2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3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4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5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6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7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8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19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0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1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2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3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4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5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0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1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2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3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4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5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6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7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8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draw:frame draw:style-name="a269" draw:name="Image 1" text:anchor-type="as-char" svg:x="0in" svg:y="0in" svg:width="0.7874in" svg:height="0.4136in" style:rel-width="scale" style:rel-height="scale"><draw:image xlink:href="media/image1.jpe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extedebulles" style:display-name="Texte de bulles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xtedebullesCar" style:display-name="Texte de bulles Car" style:family="text" style:parent-style-name="Policepardéfau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1972in" fo:margin-left="0.1652in" fo:margin-bottom="0.1972in" fo:margin-right="0.1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ATHALIE.JEUNE</meta:initial-creator>
    <dc:creator>NATHALIE.JEUNE</dc:creator>
    <meta:creation-date>2021-05-21T07:43:00Z</meta:creation-date>
    <dc:date>2021-05-21T07:49:00Z</dc:date>
    <meta:print-date>2021-05-21T07:48:00Z</meta:print-date>
    <meta:template xlink:href="Normal" xlink:type="simple"/>
    <meta:editing-cycles>2</meta:editing-cycles>
    <meta:editing-duration>PT360S</meta:editing-duration>
    <meta:document-statistic meta:page-count="1" meta:paragraph-count="1" meta:word-count="41" meta:character-count="270" meta:row-count="1" meta:non-whitespace-character-count="230"/>
  </office:meta>
</office:document-meta>
</file>